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7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49in" svg:x="5.2673in" svg:y="3.4197in">
            <draw:object draw:notify-on-update-of-ranges="Sheet1.D2:Sheet1.D65 Sheet1.E2:Sheet1.E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ut X</text:p>
          </table:table-cell>
          <table:table-cell office:value-type="string" calcext:value-type="string">
            <text:p>Vout Y</text:p>
          </table:table-cell>
          <table:table-cell table:number-columns-repeated="3"/>
        </table:table-row>
        <table:table-row table:style-name="ro1">
          <table:table-cell office:value-type="float" office:value="0.000000038" calcext:value-type="float">
            <text:p>0.000000038</text:p>
          </table:table-cell>
          <table:table-cell office:value-type="float" office:value="-0.101527441073496" calcext:value-type="float">
            <text:p>-0.10152744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*1000" office:value-type="float" office:value="-101.527441073496" calcext:value-type="float">
            <text:p>-101.5274410735</text:p>
          </table:table-cell>
        </table:table-row>
        <table:table-row table:style-name="ro1">
          <table:table-cell office:value-type="float" office:value="0.000000078" calcext:value-type="float">
            <text:p>0.000000078</text:p>
          </table:table-cell>
          <table:table-cell office:value-type="float" office:value="-0.098930330055503" calcext:value-type="float">
            <text:p>-0.09893033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*1000" office:value-type="float" office:value="-98.930330055503" calcext:value-type="float">
            <text:p>-98.9303300555</text:p>
          </table:table-cell>
        </table:table-row>
        <table:table-row table:style-name="ro1">
          <table:table-cell office:value-type="float" office:value="0.000000118" calcext:value-type="float">
            <text:p>0.000000118</text:p>
          </table:table-cell>
          <table:table-cell office:value-type="float" office:value="-0.0961331957263218" calcext:value-type="float">
            <text:p>-0.096133195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*1000" office:value-type="float" office:value="-96.1331957263218" calcext:value-type="float">
            <text:p>-96.1331957263</text:p>
          </table:table-cell>
        </table:table-row>
        <table:table-row table:style-name="ro1">
          <table:table-cell office:value-type="float" office:value="0.000000158" calcext:value-type="float">
            <text:p>0.000000158</text:p>
          </table:table-cell>
          <table:table-cell office:value-type="float" office:value="-0.0935373432825805" calcext:value-type="float">
            <text:p>-0.093537343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*1000" office:value-type="float" office:value="-93.5373432825805" calcext:value-type="float">
            <text:p>-93.5373432826</text:p>
          </table:table-cell>
        </table:table-row>
        <table:table-row table:style-name="ro1">
          <table:table-cell office:value-type="float" office:value="0.000000198" calcext:value-type="float">
            <text:p>0.000000198</text:p>
          </table:table-cell>
          <table:table-cell office:value-type="float" office:value="-0.0896305322413801" calcext:value-type="float">
            <text:p>-0.089630532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*1000" office:value-type="float" office:value="-89.6305322413801" calcext:value-type="float">
            <text:p>-89.6305322414</text:p>
          </table:table-cell>
        </table:table-row>
        <table:table-row table:style-name="ro1">
          <table:table-cell office:value-type="float" office:value="0.000000238" calcext:value-type="float">
            <text:p>0.000000238</text:p>
          </table:table-cell>
          <table:table-cell office:value-type="float" office:value="-0.087036293645808" calcext:value-type="float">
            <text:p>-0.087036293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*1000" office:value-type="float" office:value="-87.036293645808" calcext:value-type="float">
            <text:p>-87.0362936458</text:p>
          </table:table-cell>
        </table:table-row>
        <table:table-row table:style-name="ro1">
          <table:table-cell office:value-type="float" office:value="0.000000278" calcext:value-type="float">
            <text:p>0.000000278</text:p>
          </table:table-cell>
          <table:table-cell office:value-type="float" office:value="-0.0842495507649621" calcext:value-type="float">
            <text:p>-0.084249550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*1000" office:value-type="float" office:value="-84.2495507649621" calcext:value-type="float">
            <text:p>-84.249550765</text:p>
          </table:table-cell>
        </table:table-row>
        <table:table-row table:style-name="ro1">
          <table:table-cell office:value-type="float" office:value="0.000000318" calcext:value-type="float">
            <text:p>0.000000318</text:p>
          </table:table-cell>
          <table:table-cell office:value-type="float" office:value="-0.0816638041566973" calcext:value-type="float">
            <text:p>-0.08166380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*1000" office:value-type="float" office:value="-81.6638041566973" calcext:value-type="float">
            <text:p>-81.6638041567</text:p>
          </table:table-cell>
        </table:table-row>
        <table:table-row table:style-name="ro1">
          <table:table-cell office:value-type="float" office:value="0.000000358" calcext:value-type="float">
            <text:p>0.000000358</text:p>
          </table:table-cell>
          <table:table-cell office:value-type="float" office:value="-0.0760093827956919" calcext:value-type="float">
            <text:p>-0.076009382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*1000" office:value-type="float" office:value="-76.0093827956919" calcext:value-type="float">
            <text:p>-76.0093827957</text:p>
          </table:table-cell>
        </table:table-row>
        <table:table-row table:style-name="ro1">
          <table:table-cell office:value-type="float" office:value="0.000000398" calcext:value-type="float">
            <text:p>0.000000398</text:p>
          </table:table-cell>
          <table:table-cell office:value-type="float" office:value="-0.073418433822455" calcext:value-type="float">
            <text:p>-0.07341843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*1000" office:value-type="float" office:value="-73.418433822455" calcext:value-type="float">
            <text:p>-73.4184338225</text:p>
          </table:table-cell>
        </table:table-row>
        <table:table-row table:style-name="ro1">
          <table:table-cell office:value-type="float" office:value="0.000000438" calcext:value-type="float">
            <text:p>0.000000438</text:p>
          </table:table-cell>
          <table:table-cell office:value-type="float" office:value="-0.0706426374622154" calcext:value-type="float">
            <text:p>-0.07064263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*1000" office:value-type="float" office:value="-70.6426374622154" calcext:value-type="float">
            <text:p>-70.6426374622</text:p>
          </table:table-cell>
        </table:table-row>
        <table:table-row table:style-name="ro1">
          <table:table-cell office:value-type="float" office:value="0.000000478" calcext:value-type="float">
            <text:p>0.000000478</text:p>
          </table:table-cell>
          <table:table-cell office:value-type="float" office:value="-0.0680683190844221" calcext:value-type="float">
            <text:p>-0.068068319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*1000" office:value-type="float" office:value="-68.0683190844222" calcext:value-type="float">
            <text:p>-68.0683190844</text:p>
          </table:table-cell>
        </table:table-row>
        <table:table-row table:style-name="ro1">
          <table:table-cell office:value-type="float" office:value="0.000000518" calcext:value-type="float">
            <text:p>0.000000518</text:p>
          </table:table-cell>
          <table:table-cell office:value-type="float" office:value="-0.0641958171930845" calcext:value-type="float">
            <text:p>-0.064195817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*1000" office:value-type="float" office:value="-64.1958171930845" calcext:value-type="float">
            <text:p>-64.1958171931</text:p>
          </table:table-cell>
        </table:table-row>
        <table:table-row table:style-name="ro1">
          <table:table-cell office:value-type="float" office:value="0.000000558" calcext:value-type="float">
            <text:p>0.000000558</text:p>
          </table:table-cell>
          <table:table-cell office:value-type="float" office:value="-0.0616240660727951" calcext:value-type="float">
            <text:p>-0.061624066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5]*1000" office:value-type="float" office:value="-61.6240660727951" calcext:value-type="float">
            <text:p>-61.6240660728</text:p>
          </table:table-cell>
        </table:table-row>
        <table:table-row table:style-name="ro1">
          <table:table-cell office:value-type="float" office:value="0.000000598" calcext:value-type="float">
            <text:p>0.000000598</text:p>
          </table:table-cell>
          <table:table-cell office:value-type="float" office:value="-0.0588610827608055" calcext:value-type="float">
            <text:p>-0.058861082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6]*1000" office:value-type="float" office:value="-58.8610827608055" calcext:value-type="float">
            <text:p>-58.8610827608</text:p>
          </table:table-cell>
        </table:table-row>
        <table:table-row table:style-name="ro1">
          <table:table-cell office:value-type="float" office:value="0.000000638" calcext:value-type="float">
            <text:p>0.000000638</text:p>
          </table:table-cell>
          <table:table-cell office:value-type="float" office:value="-0.0562970225664153" calcext:value-type="float">
            <text:p>-0.05629702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7]*1000" office:value-type="float" office:value="-56.2970225664153" calcext:value-type="float">
            <text:p>-56.2970225664</text:p>
          </table:table-cell>
        </table:table-row>
        <table:table-row table:style-name="ro1">
          <table:table-cell office:value-type="float" office:value="0.000000678" calcext:value-type="float">
            <text:p>0.000000678</text:p>
          </table:table-cell>
          <table:table-cell office:value-type="float" office:value="-0.0489043756312573" calcext:value-type="float">
            <text:p>-0.04890437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8]*1000" office:value-type="float" office:value="-48.9043756312573" calcext:value-type="float">
            <text:p>-48.9043756313</text:p>
          </table:table-cell>
        </table:table-row>
        <table:table-row table:style-name="ro1">
          <table:table-cell office:value-type="float" office:value="0.000000718" calcext:value-type="float">
            <text:p>0.000000718</text:p>
          </table:table-cell>
          <table:table-cell office:value-type="float" office:value="-0.0463167595695989" calcext:value-type="float">
            <text:p>-0.046316759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19]*1000" office:value-type="float" office:value="-46.3167595695989" calcext:value-type="float">
            <text:p>-46.3167595696</text:p>
          </table:table-cell>
        </table:table-row>
        <table:table-row table:style-name="ro1">
          <table:table-cell office:value-type="float" office:value="0.000000758" calcext:value-type="float">
            <text:p>0.000000758</text:p>
          </table:table-cell>
          <table:table-cell office:value-type="float" office:value="-0.0435570280424272" calcext:value-type="float">
            <text:p>-0.04355702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0]*1000" office:value-type="float" office:value="-43.5570280424272" calcext:value-type="float">
            <text:p>-43.5570280424</text:p>
          </table:table-cell>
        </table:table-row>
        <table:table-row table:style-name="ro1">
          <table:table-cell office:value-type="float" office:value="0.000000798" calcext:value-type="float">
            <text:p>0.000000798</text:p>
          </table:table-cell>
          <table:table-cell office:value-type="float" office:value="-0.0409997658613801" calcext:value-type="float">
            <text:p>-0.040999765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1]*1000" office:value-type="float" office:value="-40.9997658613801" calcext:value-type="float">
            <text:p>-40.9997658614</text:p>
          </table:table-cell>
        </table:table-row>
        <table:table-row table:style-name="ro1">
          <table:table-cell office:value-type="float" office:value="0.000000838" calcext:value-type="float">
            <text:p>0.000000838</text:p>
          </table:table-cell>
          <table:table-cell office:value-type="float" office:value="-0.037152974158914" calcext:value-type="float">
            <text:p>-0.037152974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2]*1000" office:value-type="float" office:value="-37.152974158914" calcext:value-type="float">
            <text:p>-37.1529741589</text:p>
          </table:table-cell>
        </table:table-row>
        <table:table-row table:style-name="ro1">
          <table:table-cell office:value-type="float" office:value="0.000000878" calcext:value-type="float">
            <text:p>0.000000878</text:p>
          </table:table-cell>
          <table:table-cell office:value-type="float" office:value="-0.0345980787563989" calcext:value-type="float">
            <text:p>-0.034598078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3]*1000" office:value-type="float" office:value="-34.5980787563989" calcext:value-type="float">
            <text:p>-34.5980787564</text:p>
          </table:table-cell>
        </table:table-row>
        <table:table-row table:style-name="ro1">
          <table:table-cell office:value-type="float" office:value="0.000000918" calcext:value-type="float">
            <text:p>0.000000918</text:p>
          </table:table-cell>
          <table:table-cell office:value-type="float" office:value="-0.0318523488008399" calcext:value-type="float">
            <text:p>-0.031852348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4]*1000" office:value-type="float" office:value="-31.8523488008399" calcext:value-type="float">
            <text:p>-31.8523488008</text:p>
          </table:table-cell>
        </table:table-row>
        <table:table-row table:style-name="ro1">
          <table:table-cell office:value-type="float" office:value="0.000000958" calcext:value-type="float">
            <text:p>0.000000958</text:p>
          </table:table-cell>
          <table:table-cell office:value-type="float" office:value="-0.0293036685982779" calcext:value-type="float">
            <text:p>-0.029303668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5]*1000" office:value-type="float" office:value="-29.3036685982779" calcext:value-type="float">
            <text:p>-29.3036685983</text:p>
          </table:table-cell>
        </table:table-row>
        <table:table-row table:style-name="ro1">
          <table:table-cell office:value-type="float" office:value="0.000000998" calcext:value-type="float">
            <text:p>0.000000998</text:p>
          </table:table-cell>
          <table:table-cell office:value-type="float" office:value="-0.0237222213391655" calcext:value-type="float">
            <text:p>-0.023722221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26]*1000" office:value-type="float" office:value="-23.7222213391655" calcext:value-type="float">
            <text:p>-23.7222213392</text:p>
          </table:table-cell>
        </table:table-row>
        <table:table-row table:style-name="ro1">
          <table:table-cell office:value-type="float" office:value="0.000001038" calcext:value-type="float">
            <text:p>0.000001038</text:p>
          </table:table-cell>
          <table:table-cell office:value-type="float" office:value="-0.0211641505737361" calcext:value-type="float">
            <text:p>-0.021164150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27]*1000" office:value-type="float" office:value="-21.1641505737361" calcext:value-type="float">
            <text:p>-21.1641505737</text:p>
          </table:table-cell>
        </table:table-row>
        <table:table-row table:style-name="ro1">
          <table:table-cell office:value-type="float" office:value="0.000001078" calcext:value-type="float">
            <text:p>0.000001078</text:p>
          </table:table-cell>
          <table:table-cell office:value-type="float" office:value="-0.0184213148053807" calcext:value-type="float">
            <text:p>-0.018421314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28]*1000" office:value-type="float" office:value="-18.4213148053807" calcext:value-type="float">
            <text:p>-18.4213148054</text:p>
          </table:table-cell>
        </table:table-row>
        <table:table-row table:style-name="ro1">
          <table:table-cell office:value-type="float" office:value="0.000001118" calcext:value-type="float">
            <text:p>0.000001118</text:p>
          </table:table-cell>
          <table:table-cell office:value-type="float" office:value="-0.0158761744576142" calcext:value-type="float">
            <text:p>-0.015876174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29]*1000" office:value-type="float" office:value="-15.8761744576142" calcext:value-type="float">
            <text:p>-15.8761744576</text:p>
          </table:table-cell>
        </table:table-row>
        <table:table-row table:style-name="ro1">
          <table:table-cell office:value-type="float" office:value="0.000001158" calcext:value-type="float">
            <text:p>0.000001158</text:p>
          </table:table-cell>
          <table:table-cell office:value-type="float" office:value="-0.0120432206851835" calcext:value-type="float">
            <text:p>-0.012043220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0]*1000" office:value-type="float" office:value="-12.0432206851835" calcext:value-type="float">
            <text:p>-12.0432206852</text:p>
          </table:table-cell>
        </table:table-row>
        <table:table-row table:style-name="ro1">
          <table:table-cell office:value-type="float" office:value="0.000001198" calcext:value-type="float">
            <text:p>0.000001198</text:p>
          </table:table-cell>
          <table:table-cell office:value-type="float" office:value="-0.00949671240124799" calcext:value-type="float">
            <text:p>-0.009496712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1]*1000" office:value-type="float" office:value="-9.49671240124799" calcext:value-type="float">
            <text:p>-9.4967124012</text:p>
          </table:table-cell>
        </table:table-row>
        <table:table-row table:style-name="ro1">
          <table:table-cell office:value-type="float" office:value="0.000001238" calcext:value-type="float">
            <text:p>0.000001238</text:p>
          </table:table-cell>
          <table:table-cell office:value-type="float" office:value="-0.0067585922143495" calcext:value-type="float">
            <text:p>-0.00675859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2]*1000" office:value-type="float" office:value="-6.7585922143495" calcext:value-type="float">
            <text:p>-6.7585922143</text:p>
          </table:table-cell>
        </table:table-row>
        <table:table-row table:style-name="ro1">
          <table:table-cell office:value-type="float" office:value="0.000001278" calcext:value-type="float">
            <text:p>0.000001278</text:p>
          </table:table-cell>
          <table:table-cell office:value-type="float" office:value="-0.00421609894262787" calcext:value-type="float">
            <text:p>-0.004216098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3]*1000" office:value-type="float" office:value="-4.21609894262787" calcext:value-type="float">
            <text:p>-4.2160989426</text:p>
          </table:table-cell>
        </table:table-row>
        <table:table-row table:style-name="ro1">
          <table:table-cell office:value-type="float" office:value="0.000001318" calcext:value-type="float">
            <text:p>0.000001318</text:p>
          </table:table-cell>
          <table:table-cell office:value-type="float" office:value="0.0040863097442895" calcext:value-type="float">
            <text:p>0.004086309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4]*1000" office:value-type="float" office:value="4.0863097442895" calcext:value-type="float">
            <text:p>4.0863097443</text:p>
          </table:table-cell>
        </table:table-row>
        <table:table-row table:style-name="ro1">
          <table:table-cell office:value-type="float" office:value="0.000001358" calcext:value-type="float">
            <text:p>0.000001358</text:p>
          </table:table-cell>
          <table:table-cell office:value-type="float" office:value="0.00669790923383845" calcext:value-type="float">
            <text:p>0.006697909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5]*1000" office:value-type="float" office:value="6.69790923383845" calcext:value-type="float">
            <text:p>6.6979092338</text:p>
          </table:table-cell>
        </table:table-row>
        <table:table-row table:style-name="ro1">
          <table:table-cell office:value-type="float" office:value="0.000001398" calcext:value-type="float">
            <text:p>0.000001398</text:p>
          </table:table-cell>
          <table:table-cell office:value-type="float" office:value="0.00945680196121334" calcext:value-type="float">
            <text:p>0.00945680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6]*1000" office:value-type="float" office:value="9.45680196121334" calcext:value-type="float">
            <text:p>9.4568019612</text:p>
          </table:table-cell>
        </table:table-row>
        <table:table-row table:style-name="ro1">
          <table:table-cell office:value-type="float" office:value="0.000001438" calcext:value-type="float">
            <text:p>0.000001438</text:p>
          </table:table-cell>
          <table:table-cell office:value-type="float" office:value="0.0120085423418374" calcext:value-type="float">
            <text:p>0.012008542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37]*1000" office:value-type="float" office:value="12.0085423418374" calcext:value-type="float">
            <text:p>12.0085423418</text:p>
          </table:table-cell>
        </table:table-row>
        <table:table-row table:style-name="ro1">
          <table:table-cell office:value-type="float" office:value="0.000001478" calcext:value-type="float">
            <text:p>0.000001478</text:p>
          </table:table-cell>
          <table:table-cell office:value-type="float" office:value="0.015845233362566" calcext:value-type="float">
            <text:p>0.015845233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38]*1000" office:value-type="float" office:value="15.845233362566" calcext:value-type="float">
            <text:p>15.8452333626</text:p>
          </table:table-cell>
        </table:table-row>
        <table:table-row table:style-name="ro1">
          <table:table-cell office:value-type="float" office:value="0.000001518" calcext:value-type="float">
            <text:p>0.000001518</text:p>
          </table:table-cell>
          <table:table-cell office:value-type="float" office:value="0.018394460436173" calcext:value-type="float">
            <text:p>0.018394460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39]*1000" office:value-type="float" office:value="18.3944604361729" calcext:value-type="float">
            <text:p>18.3944604362</text:p>
          </table:table-cell>
        </table:table-row>
        <table:table-row table:style-name="ro1">
          <table:table-cell office:value-type="float" office:value="0.000001558" calcext:value-type="float">
            <text:p>0.000001558</text:p>
          </table:table-cell>
          <table:table-cell office:value-type="float" office:value="0.0211357273617424" calcext:value-type="float">
            <text:p>0.021135727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0]*1000" office:value-type="float" office:value="21.1357273617424" calcext:value-type="float">
            <text:p>21.1357273617</text:p>
          </table:table-cell>
        </table:table-row>
        <table:table-row table:style-name="ro1">
          <table:table-cell office:value-type="float" office:value="0.000001598" calcext:value-type="float">
            <text:p>0.000001598</text:p>
          </table:table-cell>
          <table:table-cell office:value-type="float" office:value="0.0236817258955765" calcext:value-type="float">
            <text:p>0.023681725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1]*1000" office:value-type="float" office:value="23.6817258955765" calcext:value-type="float">
            <text:p>23.6817258956</text:p>
          </table:table-cell>
        </table:table-row>
        <table:table-row table:style-name="ro1">
          <table:table-cell office:value-type="float" office:value="0.000001638" calcext:value-type="float">
            <text:p>0.000001638</text:p>
          </table:table-cell>
          <table:table-cell office:value-type="float" office:value="0.0292640787314134" calcext:value-type="float">
            <text:p>0.029264078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2]*1000" office:value-type="float" office:value="29.2640787314134" calcext:value-type="float">
            <text:p>29.2640787314</text:p>
          </table:table-cell>
        </table:table-row>
        <table:table-row table:style-name="ro1">
          <table:table-cell office:value-type="float" office:value="0.000001678" calcext:value-type="float">
            <text:p>0.000001678</text:p>
          </table:table-cell>
          <table:table-cell office:value-type="float" office:value="0.0318244190940842" calcext:value-type="float">
            <text:p>0.031824419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43]*1000" office:value-type="float" office:value="31.8244190940842" calcext:value-type="float">
            <text:p>31.8244190941</text:p>
          </table:table-cell>
        </table:table-row>
        <table:table-row table:style-name="ro1">
          <table:table-cell office:value-type="float" office:value="0.000001718" calcext:value-type="float">
            <text:p>0.000001718</text:p>
          </table:table-cell>
          <table:table-cell office:value-type="float" office:value="0.0345723374981417" calcext:value-type="float">
            <text:p>0.034572337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44]*1000" office:value-type="float" office:value="34.5723374981417" calcext:value-type="float">
            <text:p>34.5723374981</text:p>
          </table:table-cell>
        </table:table-row>
        <table:table-row table:style-name="ro1">
          <table:table-cell office:value-type="float" office:value="0.000001758" calcext:value-type="float">
            <text:p>0.000001758</text:p>
          </table:table-cell>
          <table:table-cell office:value-type="float" office:value="0.0371240118946087" calcext:value-type="float">
            <text:p>0.037124011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45]*1000" office:value-type="float" office:value="37.1240118946087" calcext:value-type="float">
            <text:p>37.1240118946</text:p>
          </table:table-cell>
        </table:table-row>
        <table:table-row table:style-name="ro1">
          <table:table-cell office:value-type="float" office:value="0.000001798" calcext:value-type="float">
            <text:p>0.000001798</text:p>
          </table:table-cell>
          <table:table-cell office:value-type="float" office:value="0.0409703202133956" calcext:value-type="float">
            <text:p>0.040970320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46]*1000" office:value-type="float" office:value="40.9703202133956" calcext:value-type="float">
            <text:p>40.9703202134</text:p>
          </table:table-cell>
        </table:table-row>
        <table:table-row table:style-name="ro1">
          <table:table-cell office:value-type="float" office:value="0.000001838" calcext:value-type="float">
            <text:p>0.000001838</text:p>
          </table:table-cell>
          <table:table-cell office:value-type="float" office:value="0.0435277345250137" calcext:value-type="float">
            <text:p>0.043527734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47]*1000" office:value-type="float" office:value="43.5277345250137" calcext:value-type="float">
            <text:p>43.527734525</text:p>
          </table:table-cell>
        </table:table-row>
        <table:table-row table:style-name="ro1">
          <table:table-cell office:value-type="float" office:value="0.000001878" calcext:value-type="float">
            <text:p>0.000001878</text:p>
          </table:table-cell>
          <table:table-cell office:value-type="float" office:value="0.0462798386977781" calcext:value-type="float">
            <text:p>0.0462798387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48]*1000" office:value-type="float" office:value="46.2798386977781" calcext:value-type="float">
            <text:p>46.2798386978</text:p>
          </table:table-cell>
        </table:table-row>
        <table:table-row table:style-name="ro1">
          <table:table-cell office:value-type="float" office:value="0.000001918" calcext:value-type="float">
            <text:p>0.000001918</text:p>
          </table:table-cell>
          <table:table-cell office:value-type="float" office:value="0.0488371344497883" calcext:value-type="float">
            <text:p>0.04883713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49]*1000" office:value-type="float" office:value="48.8371344497883" calcext:value-type="float">
            <text:p>48.8371344498</text:p>
          </table:table-cell>
        </table:table-row>
        <table:table-row table:style-name="ro1">
          <table:table-cell office:value-type="float" office:value="0.000001958" calcext:value-type="float">
            <text:p>0.000001958</text:p>
          </table:table-cell>
          <table:table-cell office:value-type="float" office:value="0.0562334520976845" calcext:value-type="float">
            <text:p>0.056233452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50]*1000" office:value-type="float" office:value="56.2334520976845" calcext:value-type="float">
            <text:p>56.2334520977</text:p>
          </table:table-cell>
        </table:table-row>
        <table:table-row table:style-name="ro1">
          <table:table-cell office:value-type="float" office:value="0.000001998" calcext:value-type="float">
            <text:p>0.000001998</text:p>
          </table:table-cell>
          <table:table-cell office:value-type="float" office:value="0.0588251101129923" calcext:value-type="float">
            <text:p>0.058825110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51]*1000" office:value-type="float" office:value="58.8251101129923" calcext:value-type="float">
            <text:p>58.825110113</text:p>
          </table:table-cell>
        </table:table-row>
        <table:table-row table:style-name="ro1">
          <table:table-cell office:value-type="float" office:value="0.000002038" calcext:value-type="float">
            <text:p>0.000002038</text:p>
          </table:table-cell>
          <table:table-cell office:value-type="float" office:value="0.0615952620381851" calcext:value-type="float">
            <text:p>0.06159526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52]*1000" office:value-type="float" office:value="61.5952620381851" calcext:value-type="float">
            <text:p>61.5952620382</text:p>
          </table:table-cell>
        </table:table-row>
        <table:table-row table:style-name="ro1">
          <table:table-cell office:value-type="float" office:value="0.000002078" calcext:value-type="float">
            <text:p>0.000002078</text:p>
          </table:table-cell>
          <table:table-cell office:value-type="float" office:value="0.0641659078928898" calcext:value-type="float">
            <text:p>0.064165907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B53]*1000" office:value-type="float" office:value="64.1659078928898" calcext:value-type="float">
            <text:p>64.1659078929</text:p>
          </table:table-cell>
        </table:table-row>
        <table:table-row table:style-name="ro1">
          <table:table-cell office:value-type="float" office:value="0.000002118" calcext:value-type="float">
            <text:p>0.000002118</text:p>
          </table:table-cell>
          <table:table-cell office:value-type="float" office:value="0.0680397531877598" calcext:value-type="float">
            <text:p>0.068039753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B54]*1000" office:value-type="float" office:value="68.0397531877598" calcext:value-type="float">
            <text:p>68.0397531878</text:p>
          </table:table-cell>
        </table:table-row>
        <table:table-row table:style-name="ro1">
          <table:table-cell office:value-type="float" office:value="0.000002158" calcext:value-type="float">
            <text:p>0.000002158</text:p>
          </table:table-cell>
          <table:table-cell office:value-type="float" office:value="0.0706165670327413" calcext:value-type="float">
            <text:p>0.07061656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B55]*1000" office:value-type="float" office:value="70.6165670327413" calcext:value-type="float">
            <text:p>70.6165670327</text:p>
          </table:table-cell>
        </table:table-row>
        <table:table-row table:style-name="ro1">
          <table:table-cell office:value-type="float" office:value="0.000002198" calcext:value-type="float">
            <text:p>0.000002198</text:p>
          </table:table-cell>
          <table:table-cell office:value-type="float" office:value="0.073390153746393" calcext:value-type="float">
            <text:p>0.073390153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B56]*1000" office:value-type="float" office:value="73.390153746393" calcext:value-type="float">
            <text:p>73.3901537464</text:p>
          </table:table-cell>
        </table:table-row>
        <table:table-row table:style-name="ro1">
          <table:table-cell office:value-type="float" office:value="0.000002238" calcext:value-type="float">
            <text:p>0.000002238</text:p>
          </table:table-cell>
          <table:table-cell office:value-type="float" office:value="0.075968181903807" calcext:value-type="float">
            <text:p>0.075968181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B57]*1000" office:value-type="float" office:value="75.968181903807" calcext:value-type="float">
            <text:p>75.9681819038</text:p>
          </table:table-cell>
        </table:table-row>
        <table:table-row table:style-name="ro1">
          <table:table-cell office:value-type="float" office:value="0.000002278" calcext:value-type="float">
            <text:p>0.000002278</text:p>
          </table:table-cell>
          <table:table-cell office:value-type="float" office:value="0.0816242571427354" calcext:value-type="float">
            <text:p>0.081624257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B58]*1000" office:value-type="float" office:value="81.6242571427354" calcext:value-type="float">
            <text:p>81.6242571427</text:p>
          </table:table-cell>
        </table:table-row>
        <table:table-row table:style-name="ro1">
          <table:table-cell office:value-type="float" office:value="0.000002318" calcext:value-type="float">
            <text:p>0.000002318</text:p>
          </table:table-cell>
          <table:table-cell office:value-type="float" office:value="0.084221578539287" calcext:value-type="float">
            <text:p>0.084221578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B59]*1000" office:value-type="float" office:value="84.221578539287" calcext:value-type="float">
            <text:p>84.2215785393</text:p>
          </table:table-cell>
        </table:table-row>
        <table:table-row table:style-name="ro1">
          <table:table-cell office:value-type="float" office:value="0.000002358" calcext:value-type="float">
            <text:p>0.000002358</text:p>
          </table:table-cell>
          <table:table-cell office:value-type="float" office:value="0.0870109140951594" calcext:value-type="float">
            <text:p>0.087010914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60]*1000" office:value-type="float" office:value="87.0109140951594" calcext:value-type="float">
            <text:p>87.0109140952</text:p>
          </table:table-cell>
        </table:table-row>
        <table:table-row table:style-name="ro1">
          <table:table-cell office:value-type="float" office:value="0.000002398" calcext:value-type="float">
            <text:p>0.000002398</text:p>
          </table:table-cell>
          <table:table-cell office:value-type="float" office:value="0.0896027028683408" calcext:value-type="float">
            <text:p>0.089602702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B61]*1000" office:value-type="float" office:value="89.6027028683408" calcext:value-type="float">
            <text:p>89.6027028683</text:p>
          </table:table-cell>
        </table:table-row>
        <table:table-row table:style-name="ro1">
          <table:table-cell office:value-type="float" office:value="0.000002438" calcext:value-type="float">
            <text:p>0.000002438</text:p>
          </table:table-cell>
          <table:table-cell office:value-type="float" office:value="0.0935108181764491" calcext:value-type="float">
            <text:p>0.093510818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62]*1000" office:value-type="float" office:value="93.5108181764491" calcext:value-type="float">
            <text:p>93.5108181764</text:p>
          </table:table-cell>
        </table:table-row>
        <table:table-row table:style-name="ro1">
          <table:table-cell office:value-type="float" office:value="0.000002478" calcext:value-type="float">
            <text:p>0.000002478</text:p>
          </table:table-cell>
          <table:table-cell office:value-type="float" office:value="0.0961118134425136" calcext:value-type="float">
            <text:p>0.096111813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B63]*1000" office:value-type="float" office:value="96.1118134425136" calcext:value-type="float">
            <text:p>96.1118134425</text:p>
          </table:table-cell>
        </table:table-row>
        <table:table-row table:style-name="ro1">
          <table:table-cell office:value-type="float" office:value="0.000002518" calcext:value-type="float">
            <text:p>0.000002518</text:p>
          </table:table-cell>
          <table:table-cell office:value-type="float" office:value="0.0989121247192798" calcext:value-type="float">
            <text:p>0.098912124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B64]*1000" office:value-type="float" office:value="98.9121247192798" calcext:value-type="float">
            <text:p>98.9121247193</text:p>
          </table:table-cell>
        </table:table-row>
        <table:table-row table:style-name="ro1">
          <table:table-cell office:value-type="float" office:value="0.000002558" calcext:value-type="float">
            <text:p>0.000002558</text:p>
          </table:table-cell>
          <table:table-cell office:value-type="float" office:value="0.101515709018595" calcext:value-type="float">
            <text:p>0.10151570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65]*1000" office:value-type="float" office:value="101.515709018595" calcext:value-type="float">
            <text:p>101.5157090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7:19:45.509901824</dc:date>
    <dc:creator>Carsten Bruns</dc:creator>
    <meta:generator>LibreOffice/4.2.8.2$Linux_X86_64 LibreOffice_project/420$Build-2</meta:generator>
    <meta:editing-duration>P0D</meta:editing-duration>
    <meta:editing-cycles>1</meta:editing-cycles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5.95cm" svg:y="0.316cm" chart:style-name="ch2">
          <text:p>VOA offset voltage</text:p>
        </chart:title>
        <chart:plot-area chart:style-name="ch3" table:cell-range-address="Sheet1.D2:Sheet1.E65" svg:x="1.331cm" svg:y="1.275cm" svg:width="14.357cm" svg:height="6.569cm">
          <chartooo:coordinate-region svg:x="2.323cm" svg:y="1.474cm" svg:width="13.365cm" svg:height="6.171cm"/>
          <chart:axis chart:dimension="x" chart:name="primary-x" chart:style-name="ch4">
            <chart:title svg:x="8.095cm" svg:y="8.024cm" chart:style-name="ch5">
              <text:p>code</text:p>
            </chart:title>
          </chart:axis>
          <chart:axis chart:dimension="y" chart:name="primary-y" chart:style-name="ch6">
            <chart:title svg:x="0.451cm" svg:y="5.37cm" chart:style-name="ch7">
              <text:p>offset [mV]</text:p>
            </chart:title>
            <chart:grid chart:style-name="ch8" chart:class="major"/>
          </chart:axis>
          <chart:series chart:style-name="ch9" chart:values-cell-range-address="Sheet1.E2:Sheet1.E65" chart:class="chart:scatter">
            <chart:domain table:cell-range-address="Sheet1.D2:Sheet1.D65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65</svg:desc>
                </draw:g>
              </table:table-cell>
              <table:table-cell office:value-type="float" office:value="-101.527441073496">
                <text:p>-101.527441073496</text:p>
                <draw:g>
                  <svg:desc>Sheet1.E2:Sheet1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98.930330055503">
                <text:p>-98.930330055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96.1331957263218">
                <text:p>-96.1331957263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93.5373432825805">
                <text:p>-93.5373432825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89.6305322413801">
                <text:p>-89.6305322413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7.036293645808">
                <text:p>-87.03629364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84.2495507649621">
                <text:p>-84.2495507649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81.6638041566973">
                <text:p>-81.6638041566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6.0093827956919">
                <text:p>-76.0093827956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3.418433822455">
                <text:p>-73.418433822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0.6426374622154">
                <text:p>-70.642637462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68.0683190844222">
                <text:p>-68.0683190844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4.1958171930845">
                <text:p>-64.1958171930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.6240660727951">
                <text:p>-61.624066072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8.8610827608055">
                <text:p>-58.861082760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.2970225664153">
                <text:p>-56.2970225664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48.9043756312573">
                <text:p>-48.9043756312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6.3167595695989">
                <text:p>-46.3167595695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43.5570280424272">
                <text:p>-43.5570280424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40.9997658613801">
                <text:p>-40.9997658613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37.152974158914">
                <text:p>-37.15297415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34.5980787563989">
                <text:p>-34.5980787563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31.8523488008399">
                <text:p>-31.8523488008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29.3036685982779">
                <text:p>-29.3036685982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3.7222213391655">
                <text:p>-23.7222213391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1.1641505737361">
                <text:p>-21.1641505737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8.4213148053807">
                <text:p>-18.421314805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.8761744576142">
                <text:p>-15.8761744576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2.0432206851835">
                <text:p>-12.0432206851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9.49671240124799">
                <text:p>-9.49671240124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6.7585922143495">
                <text:p>-6.7585922143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4.21609894262787">
                <text:p>-4.21609894262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.0863097442895">
                <text:p>4.08630974428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.69790923383845">
                <text:p>6.69790923383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.45680196121334">
                <text:p>9.45680196121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.0085423418374">
                <text:p>12.0085423418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.845233362566">
                <text:p>15.8452333625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.3944604361729">
                <text:p>18.3944604361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1.1357273617424">
                <text:p>21.1357273617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.6817258955765">
                <text:p>23.6817258955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9.2640787314134">
                <text:p>29.2640787314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.8244190940842">
                <text:p>31.8244190940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.5723374981417">
                <text:p>34.5723374981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7.1240118946087">
                <text:p>37.1240118946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703202133956">
                <text:p>40.9703202133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3.5277345250137">
                <text:p>43.5277345250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.2798386977781">
                <text:p>46.2798386977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8.8371344497883">
                <text:p>48.8371344497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.2334520976845">
                <text:p>56.23345209768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8.8251101129923">
                <text:p>58.8251101129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1.5952620381851">
                <text:p>61.5952620381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4.1659078928898">
                <text:p>64.1659078928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8.0397531877598">
                <text:p>68.0397531877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0.6165670327413">
                <text:p>70.6165670327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3.390153746393">
                <text:p>73.3901537463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5.968181903807">
                <text:p>75.968181903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1.6242571427354">
                <text:p>81.62425714273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4.221578539287">
                <text:p>84.221578539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7.0109140951594">
                <text:p>87.0109140951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9.6027028683408">
                <text:p>89.6027028683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3.5108181764491">
                <text:p>93.51081817644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6.1118134425136">
                <text:p>96.1118134425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8.9121247192798">
                <text:p>98.9121247192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1.515709018595">
                <text:p>101.515709018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